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1.63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89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2.808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1.9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ro15" style:family="table-row">
      <style:table-row-properties style:row-height="3.099cm" fo:break-before="auto" style:use-optimal-row-height="true"/>
    </style:style>
    <style:style style:name="ro16" style:family="table-row">
      <style:table-row-properties style:row-height="2.515cm" fo:break-before="auto" style:use-optimal-row-height="true"/>
    </style:style>
    <style:style style:name="ro17" style:family="table-row">
      <style:table-row-properties style:row-height="1.921cm" fo:break-before="auto" style:use-optimal-row-height="true"/>
    </style:style>
    <style:style style:name="ro18" style:family="table-row">
      <style:table-row-properties style:row-height="3.217cm" fo:break-before="auto" style:use-optimal-row-height="true"/>
    </style:style>
    <style:style style:name="ro19" style:family="table-row">
      <style:table-row-properties style:row-height="2.427cm" fo:break-before="auto" style:use-optimal-row-height="true"/>
    </style:style>
    <style:style style:name="ro20" style:family="table-row">
      <style:table-row-properties style:row-height="0.658cm" fo:break-before="auto" style:use-optimal-row-height="true"/>
    </style:style>
    <style:style style:name="ro21" style:family="table-row">
      <style:table-row-properties style:row-height="1.685cm" fo:break-before="auto" style:use-optimal-row-height="true"/>
    </style:style>
    <style:style style:name="ro22" style:family="table-row">
      <style:table-row-properties style:row-height="2.499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0.707cm" fo:break-before="auto" style:use-optimal-row-height="true"/>
    </style:style>
    <style:style style:name="ro25" style:family="table-row">
      <style:table-row-properties style:row-height="1.263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8cm" fo:break-before="auto" style:use-optimal-row-height="true"/>
    </style:style>
    <style:style style:name="ro29" style:family="table-row">
      <style:table-row-properties style:row-height="1.868cm" fo:break-before="auto" style:use-optimal-row-height="true"/>
    </style:style>
    <style:style style:name="ro30" style:family="table-row">
      <style:table-row-properties style:row-height="2.29cm" fo:break-before="auto" style:use-optimal-row-height="true"/>
    </style:style>
    <style:style style:name="ro31" style:family="table-row">
      <style:table-row-properties style:row-height="3.31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4.29cm" fo:break-before="auto" style:use-optimal-row-height="true"/>
    </style:style>
    <style:style style:name="ro34" style:family="table-row">
      <style:table-row-properties style:row-height="2.473cm" fo:break-before="auto" style:use-optimal-row-height="true"/>
    </style:style>
    <style:style style:name="ro35" style:family="table-row">
      <style:table-row-properties style:row-height="4.001cm" fo:break-before="auto" style:use-optimal-row-height="true"/>
    </style:style>
    <style:style style:name="ro36" style:family="table-row">
      <style:table-row-properties style:row-height="2.422cm" fo:break-before="auto" style:use-optimal-row-height="true"/>
    </style:style>
    <style:style style:name="ro37" style:family="table-row">
      <style:table-row-properties style:row-height="3.133cm" fo:break-before="auto" style:use-optimal-row-height="true"/>
    </style:style>
    <style:style style:name="ro38" style:family="table-row">
      <style:table-row-properties style:row-height="5.396cm" fo:break-before="auto" style:use-optimal-row-height="true"/>
    </style:style>
    <style:style style:name="ro39" style:family="table-row">
      <style:table-row-properties style:row-height="1.632cm" fo:break-before="auto" style:use-optimal-row-height="true"/>
    </style:style>
    <style:style style:name="ro40" style:family="table-row">
      <style:table-row-properties style:row-height="3.21cm" fo:break-before="auto" style:use-optimal-row-height="true"/>
    </style:style>
    <style:style style:name="ro41" style:family="table-row">
      <style:table-row-properties style:row-height="4.3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3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9.32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9.32">
            <text:p>1027 <text:s/>1123</text:p>
          </table:table-cell>
          <table:table-cell table:style-name="ce7" table:formula="of:=NOW()" office:value-type="date" office:date-value="2021-10-27T11:23:19.32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19.32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3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3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3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3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3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3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3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3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3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3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9"/>
          <table:table-cell table:style-name="ce13" table:number-columns-spanned="2" table:number-rows-spanned="1"/>
          <table:covered-table-cell table:style-name="ce13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3" table:number-columns-spanned="2" table:number-rows-spanned="1"/>
          <table:covered-table-cell table:style-name="ce13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9.4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9.4">
            <text:p>1027 <text:s/>1123</text:p>
          </table:table-cell>
          <table:table-cell table:style-name="ce7" table:formula="of:=NOW()" office:value-type="date" office:date-value="2021-10-27T11:23:19.4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19.4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10)">
            <text:p>(1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3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3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3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3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3" office:value-type="string" table:number-columns-spanned="3" table:number-rows-spanned="1">
            <text:p>* / manaat^iqa[anrea / AIda[several / min-l-d^afa-l-Garbiya[west / 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3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3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3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3" office:value-type="string" table:number-columns-spanned="3" table:number-rows-spanned="1">
            <text:p>yuwaas^il[remain / */*/ *...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2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3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والمضرب منذ 33 يوما، والذي نقلته إدارة سجون الاحتلال، إلى مستشفى سجن "الرملة"،</text:p>
          </table:table-cell>
          <table:table-cell table:style-name="ce13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2" office:value-type="string">
            <text:p>اليوم الجمعة، نظرا لخطورة وضعة الصحي،</text:p>
          </table:table-cell>
          <table:table-cell table:style-name="ce13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spanned="3" table:number-rows-spanned="1"/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9.49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9.49">
            <text:p>1027 <text:s/>1123</text:p>
          </table:table-cell>
          <table:table-cell table:style-name="ce7" table:formula="of:=NOW()" office:value-type="date" office:date-value="2021-10-27T11:23:19.49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19.49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ខ្មែរ (ជនជាតិ)</text:p>
          </table:table-cell>
          <table:table-cell table:style-name="ce13" office:value-type="string">
            <office:annotation office:display="true" draw:style-name="gr1" draw:text-style-name="P2" svg:width="2.899cm" svg:height="2.966cm" svg:x="28.625cm" svg:y="1.798cm" draw:caption-point-x="-3.97cm" draw:caption-point-y="-1.126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3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>
            <text:p>គឺ​ជា​ ក្រុម​ ជន​ជាតិ​ ដ៏​ច្រើន​</text:p>
          </table:table-cell>
          <table:table-cell table:style-name="ce13" office:value-type="string">
            <text:p>ku3-chi3[is / krom5[group / chong3-chii5[ethnicity / doo3-chi6-raan5[lots</text:p>
          </table:table-cell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9.56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9.56">
            <text:p>1027 <text:s/>1123</text:p>
          </table:table-cell>
          <table:table-cell table:style-name="ce7" table:formula="of:=NOW()" office:value-type="date" office:date-value="2021-10-27T11:23:19.56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19.56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2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2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2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69999">
            <text:p>1024</text:p>
          </table:table-cell>
          <table:table-cell table:style-name="ce9"/>
          <table:table-cell table:style-name="ce12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2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2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9999">
            <text:p>1026</text:p>
          </table:table-cell>
          <table:table-cell table:style-name="ce9"/>
          <table:table-cell table:style-name="ce12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">
            <text:p>1027</text:p>
          </table:table-cell>
          <table:table-cell table:style-name="ce9"/>
          <table:table-cell table:style-name="ce12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2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2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table:number-columns-spanned="3" table:number-rows-spanned="1"/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9.64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9.64">
            <text:p>1027 <text:s/>1123</text:p>
          </table:table-cell>
          <table:table-cell table:style-name="ce7" table:formula="of:=NOW()" office:value-type="date" office:date-value="2021-10-27T11:23:19.64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19.64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20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2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2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2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3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4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5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5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5">
            <text:p>1027 <text:s/>112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5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5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6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6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6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6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8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8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8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8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79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">
            <text:p>1027 <text:s/>1123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1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2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3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3">
            <text:p>1027 <text:s/>1123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4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4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4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5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5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6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6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7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7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8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8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8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89">
            <text:p>1027 <text:s/>1123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2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3">
            <text:p>1027 <text:s/>112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3">
            <text:p>1027 <text:s/>112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3">
            <text:p>1027 <text:s/>1123</text:p>
          </table:table-cell>
          <table:table-cell table:number-columns-repeated="1011"/>
        </table:table-row>
        <table:table-row table:style-name="ro25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3">
            <text:p>1027 <text:s/>112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4">
            <text:p>1027 <text:s/>1123</text:p>
          </table:table-cell>
          <table:table-cell table:number-columns-repeated="1011"/>
        </table:table-row>
        <table:table-row table:style-name="ro25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5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5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5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5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6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6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6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6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6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7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8">
            <text:p>1027 <text:s/>112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9">
            <text:p>1027 <text:s/>112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9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19.99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">
            <text:p>1027 <text:s/>112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1011"/>
        </table:table-row>
        <table:table-row table:style-name="ro6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7T11:23:20.01">
            <text:p>1027 <text:s/>112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7T11:23:20.01">
            <text:p>2021/10/27 11:2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20.01">
            <text:p>1027 <text:s/>1123</text:p>
          </table:table-cell>
          <table:table-cell table:style-name="ce7" table:formula="of:=NOW()" office:value-type="date" office:date-value="2021-10-27T11:23:20.01">
            <text:p>1027 <text:s/>112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7T11:23:20.01">
            <text:p>1027 <text:s/>11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6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3" office:value-type="string">
            <text:p>aa3-haee3 / k6-len3 / niam3 / pa_k3 / ta_k3</text:p>
          </table:table-cell>
          <table:table-cell table:style-name="ce13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3"/>
          <table:table-cell table:style-name="ce13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دوشنبه بود، يازدهم ماه اکتبر، اولين روز هفته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3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ربعاء، الثالث عشر من تشرين، الأسبوع الثالث، الشهر العاشر.</text:p>
          </table:table-cell>
          <table:table-cell table:style-name="ce13"/>
          <table:table-cell table:style-name="ce13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چهارشنبه بود، سيزدهم ماه اکتبر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-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3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نسبت تغيير جمعيت</text:p>
            <text:p>در بخش تاکاتسو افزايش طبيعی</text:p>
          </table:table-cell>
          <table:table-cell table:style-name="ce13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3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3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3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2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7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3"/>
          <table:table-cell table:style-name="ce13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7T11:23:16.62">
            <text:p>1027 <text:s/>11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7T11:23:16.62">
            <text:p>1027 <text:s/>1123</text:p>
          </table:table-cell>
          <table:table-cell table:style-name="ce7" table:formula="of:=NOW()" office:value-type="date" office:date-value="2021-10-27T11:23:20.23">
            <text:p>1027 <text:s/>11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7T11:23:20.23">
            <text:p>1027 <text:s/>112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1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7T11:23:18.80</dc:date>
    <dc:creator>iwabuchi ken</dc:creator>
    <meta:editing-duration>P8DT12H40M4S</meta:editing-duration>
    <meta:editing-cycles>1262</meta:editing-cycles>
    <meta:generator>OpenOffice/4.1.3$Win32 OpenOffice.org_project/413m1$Build-9783</meta:generator>
    <meta:document-statistic meta:table-count="7" meta:cell-count="1603" meta:object-count="0"/>
  </office:meta>
</office:document-meta>
</file>